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0.5pt" style:font-size-asian="10.5pt" style:font-size-complex="10.5pt"/>
    </style:style>
    <style:style style:name="P4" style:family="paragraph" style:parent-style-name="Standard">
      <style:text-properties fo:font-size="10.5pt" officeooo:rsid="001c797c" officeooo:paragraph-rsid="001c797c" style:font-size-asian="10.5pt" style:font-size-complex="10.5pt"/>
    </style:style>
    <style:style style:name="P5" style:family="paragraph" style:parent-style-name="Standard">
      <style:text-properties fo:font-size="10.5pt" fo:language="en" fo:country="US" officeooo:rsid="001c797c" officeooo:paragraph-rsid="001c797c" style:font-size-asian="10.5pt" style:font-size-complex="10.5pt"/>
    </style:style>
    <style:style style:name="P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5pt" officeooo:rsid="001c797c" style:font-size-asian="10.5pt"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TML</text:p>
      <text:p text:style-name="P3">Веб-страницы создаются с помощью специального языка HTML (HyperText Markup Language), который интерпретируется веб-браузером для получения гипертекста, смеси текста, графики и ссылок. Чтобы построить веб-сайт, вы можете научиться писать HTML-теги, кодированные инструкции, которые формируют веб-страницы, или использовать HTML-редактор, приложение WYSIWYG (What You See Is What You Get), которое преобразует визуальный макет в HTML-код. </text:p>
      <text:p text:style-name="P3"/>
      <text:p text:style-name="P3">Основные элементы</text:p>
      <text:p text:style-name="P3">Некоторые из основных элементов, которые можно найти на веб- странице:</text:p>
      <text:p text:style-name="P3"/>
      <text:p text:style-name="P3">- Текст, который может быть отображен в различных размерах, стилях и шрифтах</text:p>
      <text:p text:style-name="P3">- Ссылки, соединения текста или графики на текущей веб- странице </text:p>
      <text:p text:style-name="P3">- Графические изображения, созданные в таких форматах, как JPEG и GIF</text:p>
      <text:p text:style-name="P3">- Таблицы, предназначенные для отображения табличных данных, но часто используемые для создания макетов страниц</text:p>
      <text:p text:style-name="P3">- Фреймы, подразделения веб- страницы, позволяющие отображать различные HTML- документы на одной странице.</text:p>
      <text:p text:style-name="P3"/>
      <text:p text:style-name="P3">Инструкции по презентации, стилизации элементов на странице, таких как текст или цвет фона, могут быть включены в HTML- код. Однако становится все более распространенным использование CSS (каскадных таблиц стилей) для отделения стиля от содержимого. </text:p>
      <text:p text:style-name="P3"/>
      <text:p text:style-name="P3">Видео, анимация и звук</text:p>
      <text:p text:style-name="P3">Веб- страницы также могут содержать мультимедийные файлы: анимацию, аудио- и видеофайлы. Звуки записываются в различных аудиоформатах. MIDI, WAV, AU и MP3-одни из самых популярных.</text:p>
      <text:p text:style-name="P3">Shockwave и Flash-это технологии, которые позволяют веб- страницам включать видео и анимацию.</text:p>
      <text:p text:style-name="P3">Java- апплеты, специальные приложения, использующие этот язык программирования, могут использоваться для добавления интерактивности к веб- страницам.</text:p>
      <text:p text:style-name="P3">Чтобы увидеть или услышать все эти файлы, вам нужно загрузить правильный плагин, дополнительное программное обеспечение, которое позволяет веб- браузеру поддерживать этот новый контент.</text:p>
      <text:p text:style-name="P6"/>
      <text:p text:style-name="P4"/>
      <text:p text:style-name="P5">HTML</text:p>
      <text:p text:style-name="P5">Web pages are created using a special HTML language (HyperText Markup Language), which is interpreted by a web browser to get hypertext, a mixture of text, graphics and links. To build a website, you can learn how to write HTML tags, encoded instructions that form web pages, or use the HTML editor, the WYSIWYG (What You See Is What You Get) application, which converts a visual layout into HTML code.</text:p>
      <text:p text:style-name="P5"/>
      <text:p text:style-name="P5">Essential elements</text:p>
      <text:p text:style-name="P5">Some of the main elements that can be found on the web page:</text:p>
      <text:p text:style-name="P5"/>
      <text:p text:style-name="P5">- Text that can be displayed in various sizes, styles and fonts</text:p>
      <text:p text:style-name="P5">- Links, text or graphic links on the current web page</text:p>
      <text:p text:style-name="P5">- Graphic images created in formats such as JPEG and GIF</text:p>
      <text:p text:style-name="P5">- Tables designed to display tabular data, but often used to create page layouts</text:p>
      <text:p text:style-name="P5">- Frames, divisions of a web page, allowing you to display various HTML-documents on one page.</text:p>
      <text:p text:style-name="P5"/>
      <text:p text:style-name="P5">Instructions for presenting, styling elements on the page, such as text or background color, can be included in the HTML code. However, it’s becoming increasingly common to use CSS (cascading style sheets) to separate style from content.</text:p>
      <text:p text:style-name="P5"/>
      <text:p text:style-name="P5">Video, animation and sound</text:p>
      <text:p text:style-name="P5">Web pages can also contain multimedia files: animation, audio and video files. Sounds are recorded in various audio formats. MIDI, WAV, AU and MP3 are some of the most popular.</text:p>
      <text:p text:style-name="P5">Shockwave and Flash are technologies that enable web pages to incorporate video and animation.</text:p>
      <text:p text:style-name="P5">Java applets, special applications that use this programming language, can be used to add interactivity to web pages.</text:p>
      <text:p text:style-name="P5">To see or hear all these files, you need to download the correct plug-in, additional software that allows the web browser to support this new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5T21:22:36.943959445</meta:creation-date>
    <dc:date>2020-03-09T20:10:13.046503210</dc:date>
    <meta:editing-duration>PT10M52S</meta:editing-duration>
    <meta:editing-cycles>2</meta:editing-cycles>
    <meta:generator>LibreOffice/6.0.7.3$Linux_X86_64 LibreOffice_project/00m0$Build-3</meta:generator>
    <meta:document-statistic meta:table-count="0" meta:image-count="0" meta:object-count="0" meta:page-count="1" meta:paragraph-count="30" meta:word-count="517" meta:character-count="3465" meta:non-whitespace-character-count="2975"/>
  </office:meta>
</office:document-meta>
</file>